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dade" officeooo:paragraph-rsid="0008741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1dcd7"/>
    </style:style>
    <style:style style:name="P3" style:family="paragraph" style:parent-style-name="Title">
      <style:text-properties fo:font-size="54pt" officeooo:paragraph-rsid="0011dcd7" style:font-size-asian="54pt" style:font-size-complex="54pt"/>
    </style:style>
    <style:style style:name="P4" style:family="paragraph" style:parent-style-name="Standard" style:list-style-name="L1">
      <style:text-properties officeooo:paragraph-rsid="0034b245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T1" style:family="text">
      <style:text-properties officeooo:rsid="000b14df"/>
    </style:style>
    <style:style style:name="T2" style:family="text">
      <style:text-properties style:text-position="super 58%" officeooo:rsid="001f1a27"/>
    </style:style>
    <style:style style:name="T3" style:family="text">
      <style:text-properties officeooo:rsid="00098e13"/>
    </style:style>
    <style:style style:name="T4" style:family="text">
      <style:text-properties officeooo:rsid="003265ed"/>
    </style:style>
    <style:style style:name="T5" style:family="text">
      <style:text-properties fo:font-size="14pt" officeooo:rsid="0011dcd7" style:font-size-asian="14pt" style:font-size-complex="14pt"/>
    </style:style>
    <style:style style:name="T6" style:family="text">
      <style:text-properties fo:font-size="14pt" officeooo:rsid="003265ed" style:font-size-asian="14pt" style:font-size-complex="14pt"/>
    </style:style>
    <style:style style:name="T7" style:family="text">
      <style:text-properties fo:font-size="14pt" officeooo:rsid="00231011" style:font-size-asian="14pt" style:font-size-complex="14pt"/>
    </style:style>
    <style:style style:name="T8" style:family="text">
      <style:text-properties fo:font-size="14pt" officeooo:rsid="0024e120" style:font-size-asian="14pt" style:font-size-complex="14pt"/>
    </style:style>
    <style:style style:name="T9" style:family="text">
      <style:text-properties fo:font-size="14pt" officeooo:rsid="0033c820" style:font-size-asian="14pt" style:font-size-complex="14pt"/>
    </style:style>
    <style:style style:name="T10" style:family="text">
      <style:text-properties fo:font-size="14pt" officeooo:rsid="0034b245" style:font-size-asian="14pt" style:font-size-complex="14pt"/>
    </style:style>
    <style:style style:name="T11" style:family="text">
      <style:text-properties fo:font-size="14pt" officeooo:rsid="00098e13" style:font-size-asian="14pt" style:font-size-complex="14pt"/>
    </style:style>
    <style:style style:name="T12" style:family="text">
      <style:text-properties fo:font-size="14pt" officeooo:rsid="000b14df" style:font-size-asian="14pt" style:font-size-complex="14pt"/>
    </style:style>
    <style:style style:name="T13" style:family="text">
      <style:text-properties officeooo:rsid="0033c820"/>
    </style:style>
    <style:style style:name="T14" style:family="text">
      <style:text-properties officeooo:rsid="0034b245"/>
    </style:style>
    <style:style style:name="T15" style:family="text">
      <style:text-properties officeooo:rsid="002310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ragen evaluaties</text:p>
      <text:p text:style-name="P2"><text:span text:style-name="T5">20</text:span><text:span text:style-name="T6">20</text:span><text:span text:style-name="T5">-</text:span><text:span text:style-name="T6">06</text:span><text:span text:style-name="T5">-</text:span><text:span text:style-name="T6">2</text:span><text:span text:style-name="T9">5</text:span></text:p>
      <text:p text:style-name="P1"/>
      <text:p text:style-name="P5"/>
      <text:list xml:id="list3010195944" text:style-name="L1">
        <text:list-item>
          <text:p text:style-name="P6">Hoe was de eindpresentatie?</text:p>
        </text:list-item>
        <text:list-item>
          <text:p text:style-name="P6"><text:span text:style-name="T15">Hoe wa</text:span><text:span text:style-name="T4">s de Discord server?</text:span></text:p>
        </text:list-item>
        <text:list-item>
          <text:p text:style-name="P6"><text:span text:style-name="T3">Wat </text:span><text:span text:style-name="T1">is er </text:span><text:span text:style-name="T3">goed </text:span><text:span text:style-name="T1">aan de cursus</text:span><text:span text:style-name="T3">?</text:span></text:p>
        </text:list-item>
        <text:list-item>
          <text:p text:style-name="P6">Hoe is Richel?</text:p>
        </text:list-item>
        <text:list-item>
          <text:p text:style-name="P6">Wat doet Richel goed?</text:p>
        </text:list-item>
        <text:list-item>
          <text:p text:style-name="P6">Wat zou Richel kunnen verbeteren?</text:p>
        </text:list-item>
        <text:list-item>
          <text:p text:style-name="P6"><text:span text:style-name="T3">Is er iets waarin Richel</text:span><text:span text:style-name="T2"> </text:span><text:span text:style-name="T3">strenger zou moeten zijn?</text:span></text:p>
        </text:list-item>
        <text:list-item>
          <text:p text:style-name="P6">Is er iets waarin Richel minder streng zou moeten zijn?</text:p>
        </text:list-item>
        <text:list-item>
          <text:p text:style-name="P6">Hoe zou de cursus verbeterd kunnen worde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2T13:37:14.384441076</meta:creation-date>
    <dc:date>2020-06-24T15:13:17.910834238</dc:date>
    <meta:editing-duration>PT23M42S</meta:editing-duration>
    <meta:editing-cycles>41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66" meta:character-count="342" meta:non-whitespace-character-count="296"/>
  </office:meta>
</office:document-meta>
</file>